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 Mono" svg:font-family="'DejaVu Sans Mono'" style:font-family-generic="modern" style:font-pitch="fixed"/>
    <style:font-face style:name="DejaVu Sans Condensed" svg:font-family="'DejaVu Sans Condensed'" style:font-family-generic="roman" style:font-pitch="variable"/>
    <style:font-face style:name="Comic Sans MS" svg:font-family="'Comic Sans MS'" style:font-family-generic="script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T1" style:family="text">
      <style:text-properties style:font-name="DejaVu Sans Mono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font-name="Comic Sans M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ilà, vous avez réussi à l'ouvrir.</text:p>
      <text:p text:style-name="P1"/>
      <text:p text:style-name="P2">Ce document est un fichier au format OpenDocument, utilisé par OpenOffice, Koffice, et bientôt supporté par Microsoft Office. Un moyen simple de l'ouvrir est de lancer la commande <text:span text:style-name="T1">ooffice etape-C2.odt</text:span>, ou <text:span text:style-name="T1">oowriter etape-C2.odt</text:span>.</text:p>
      <text:p text:style-name="P2"/>
      <text:p text:style-name="P2">C'est un document de traitement de texte, on peut donc faire <text:span text:style-name="T2">toutes</text:span> <text:span text:style-name="T3">sortes</text:span> <text:span text:style-name="T4">de</text:span> <text:span text:style-name="T5">formattages</text:span>, insérer des images, ...</text:p>
      <text:p text:style-name="P2"/>
      <text:p text:style-name="P2">Mais on s'éloigne ... vous voudrez sans doute avoir l'énoncé de l'étape suivante. C'est très simple, l'étape suivante se trouve dans le fichier etape-C3.png dans le même répertoire que celui-ci. Mais là encore, il vous reste à trouver quelle application utiliser pour l'ouvri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 Mono" svg:font-family="'DejaVu Sans Mono'" style:font-family-generic="modern" style:font-pitch="fixed"/>
    <style:font-face style:name="DejaVu Sans Condensed" svg:font-family="'DejaVu Sans Condensed'" style:font-family-generic="roman" style:font-pitch="variable"/>
    <style:font-face style:name="Comic Sans MS" svg:font-family="'Comic Sans MS'" style:font-family-generic="script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 Condensed" fo:font-size="12pt" fo:language="en" fo:country="US" style:font-name-asian="DejaVu Sans Condensed2" style:font-size-asian="12pt" style:language-asian="en" style:country-asian="US" style:font-name-complex="DejaVu Sans Condensed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 Condensed1" fo:font-size="14pt" style:font-name-asian="DejaVu Sans Condensed2" style:font-size-asian="14pt" style:font-name-complex="DejaVu Sans Condensed2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9-07-07T18:58:41</meta:creation-date>
    <dc:date>2009-07-07T19:03:45</dc:date>
    <dc:language>en-US</dc:language>
    <meta:editing-cycles>2</meta:editing-cycles>
    <meta:editing-duration>PT5M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" meta:word-count="106" meta:character-count="653"/>
  </office:meta>
</office:document-meta>
</file>